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RouterFunctionIntegrationTests.generat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artRouterFunctionIntegrationTests.multipartData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partRouterFunctionIntegrationTests.transferToWithUndert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andler.multipartData( Server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ultipartHandler.createTemp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Handler.transferTo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RouterFunctionIntegrationTests.partData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partRouterFunctionIntegrationTests.transferTo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RouterFunctionIntegrationTests.parts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partHandler.parts( Server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ltipartRouterFunctionIntegrationTests.verifyTransferTo( HttpServer httpSer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ultipartRouterFunctionIntegrationTests.proxy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partRouterFunctionIntegrationTests.rou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Handler.proxy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Handler.partData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